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b1db" officeooo:paragraph-rsid="001db1db"/>
    </style:style>
    <style:style style:name="P2" style:family="paragraph" style:parent-style-name="Standard" style:list-style-name="L1">
      <style:text-properties officeooo:rsid="001db1db" officeooo:paragraph-rsid="001db1db"/>
    </style:style>
    <style:style style:name="P3" style:family="paragraph" style:parent-style-name="Standard" style:list-style-name="L1">
      <style:text-properties officeooo:rsid="001e6cc7" officeooo:paragraph-rsid="001e6cc7"/>
    </style:style>
    <style:style style:name="P4" style:family="paragraph" style:parent-style-name="Standard">
      <style:text-properties officeooo:rsid="001e6cc7" officeooo:paragraph-rsid="001e6cc7"/>
    </style:style>
    <style:style style:name="P5" style:family="paragraph" style:parent-style-name="Standard">
      <style:text-properties officeooo:rsid="001f4f05" officeooo:paragraph-rsid="001f4f05"/>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a instalación libreria necesaria para mi juego</text:p>
      <text:p text:style-name="P1"/>
      <text:list xml:id="list8736419425018048352" text:style-name="L1">
        <text:list-item>
          <text:p text:style-name="P2">Crear un proyecto nuevo vacio:</text:p>
          <text:p text:style-name="P2">File&gt;New&gt;Java Project</text:p>
          <text:p text:style-name="P2">Pones de nombre Juego y dejas la opciones por defecto y Finish</text:p>
        </text:list-item>
        <text:list-item>
          <text:p text:style-name="P2">Click derecho en el proyecto:</text:p>
          <text:p text:style-name="P2">Properties&gt;Java Buil Path&gt;Add External JARs…</text:p>
          <text:p text:style-name="P2">Seleccionas el commons-lang3-3.7.jar que esta dentro de la carpeta commons-lang3-3.7 y le das a OK. Y Apply and Close</text:p>
        </text:list-item>
        <text:list-item>
          <text:p text:style-name="P2">Ahora vas a la carpeta donde se guardan los proyectos suele ser en el home/eclipse-workspace/Juego/src/ y pones el juego.java dentro</text:p>
        </text:list-item>
        <text:list-item>
          <text:p text:style-name="P3">Ahora vas al ecplise y en la carpeta src del proyecto Juego click derecho y refresh y ya te saldrá un package y dentro el juego.java</text:p>
        </text:list-item>
        <text:list-item>
          <text:p text:style-name="P3">Ahora solo queda ejecutarlo</text:p>
        </text:list-item>
      </text:list>
      <text:p text:style-name="P4"/>
      <text:p text:style-name="P5">Como se juega</text:p>
      <text:p text:style-name="P5"/>
      <text:p text:style-name="P5">Para empezar a jugar primero en el menu principal seleccionas uno de los dos juegos que hay.</text:p>
      <text:p text:style-name="P5"/>
      <text:p text:style-name="P5">En caso de elegir genius mind se abrirá y consiste en hacer operaciones matematicas en un tiempo de 60 segundos si las aciertas te dan puntos si las fallas te quitan puntos. Se puede subir de nivel para conseguir que el multiplicador de puntuación sea mayor en el nivel 0 que es el inicial es x1 y a medida que vas jugando y consiguiendo puntos aumenta.</text:p>
      <text:p text:style-name="P5"/>
      <text:p text:style-name="P5">En caso de elegir el tres en raya es tan fácil como poner las coordenadas de donde quieres poner tu simbolo X o O y se añadirá.</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0T19:35:42.088810306</meta:creation-date>
    <dc:date>2017-12-22T23:42:26.826317269</dc:date>
    <meta:editing-duration>PT5M52S</meta:editing-duration>
    <meta:editing-cycles>2</meta:editing-cycles>
    <meta:generator>LibreOffice/5.1.6.2$Linux_X86_64 LibreOffice_project/10m0$Build-2</meta:generator>
    <meta:document-statistic meta:table-count="0" meta:image-count="0" meta:object-count="0" meta:page-count="1" meta:paragraph-count="14" meta:word-count="227" meta:character-count="1237" meta:non-whitespace-character-count="1033"/>
  </office:meta>
</office:document-meta>
</file>